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CONTRERAS SULCA, KATHERIN LISSETH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NACES ROJO (PAVIPOLLO)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OLLO BB FRNACES NEGRO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PICHANAQUI</text:span></text:p>
      <text:p text:style-name="P5"/>
      <text:p text:style-name="P5">Recojo: <text:span text:style-name="T3">CONTRERAS SULCA, KATHERIN LISS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20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